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4D8000006DAA747319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thu" svg:font-family="Sath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style:font-name="Sathu" fo:font-size="24pt" fo:background-color="transparent" style:font-size-asian="24pt" style:font-size-complex="24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ffffff" style:font-name="Sathu" fo:font-size="24pt" fo:background-color="transparent" style:font-size-asian="24pt" style:font-size-complex="24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style:font-name="Sathu" fo:font-size="16pt" fo:background-color="transparent" style:font-size-asian="16pt" style:font-size-complex="16pt"/>
    </style:style>
    <style:style style:name="P4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color="#ffffff" style:font-name="Sathu" fo:font-size="16pt" fo:background-color="transparent" style:font-size-asian="16pt" style:font-size-complex="16pt"/>
    </style:style>
    <style:style style:name="T1" style:family="text">
      <style:text-properties fo:font-size="40pt" style:font-size-asian="40pt" style:font-size-complex="4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2"><text:span text:style-name="T1"><text:database-display text:table-name="GiornalistiEsterni" text:table-type="table" text:column-name="DATA" text:database-name="MailMerge">&lt;DATA&gt;</text:database-display></text:span><text:span text:style-name="T1"> </text:span></text:p>
      <text:p text:style-name="P3"/>
      <text:p text:style-name="P3"/>
      <text:p text:style-name="P3"/>
      <text:p text:style-name="P1"><text:database-display text:table-name="GiornalistiEsterni" text:table-type="table" text:column-name="Nome" text:database-name="MailMerge">&lt;Nome&gt;</text:database-display> </text:p>
      <text:p text:style-name="P1"><text:database-display text:table-name="GiornalistiEsterni" text:table-type="table" text:column-name="Cognome" text:database-name="MailMerge">&lt;Cognome&gt;</text:database-display></text:p>
      <text:p text:style-name="P1"><text:s text:c="46"/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thu" svg:font-family="Sath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5.8299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 xlink:href="Pictures/10000201000004D8000006DAA7473197.png" xlink:type="simple" xlink:actuate="onLoad" style:repeat="stretch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23:14:37</meta:creation-date>
    <dc:date>2015-06-23T18:50:30</dc:date>
    <meta:editing-duration>PT56M58S</meta:editing-duration>
    <meta:editing-cycles>11</meta:editing-cycles>
    <meta:generator>OpenOffice/4.0.1$Unix OpenOffice.org_project/401m5$Build-9714</meta:generator>
    <meta:document-statistic meta:table-count="0" meta:image-count="0" meta:object-count="0" meta:page-count="1" meta:paragraph-count="4" meta:word-count="3" meta:character-count="70"/>
    <dc:creator>Emmanuele Somma</dc:creator>
  </office:meta>
</office:document-meta>
</file>